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T1" style:family="text">
      <style:text-properties officeooo:rsid="0008e61d"/>
    </style:style>
    <style:style style:name="T2" style:family="text">
      <style:text-properties fo:font-size="14pt" officeooo:rsid="0008e61d" style:font-size-asian="12.25pt" style:font-size-complex="14pt"/>
    </style:style>
    <style:style style:name="T3" style:family="text">
      <style:text-properties officeooo:rsid="001083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re <text:span text:style-name="T1">document</text:span></text:p>
      <text:p text:style-name="Standard"/>
      <text:p text:style-name="Titre_20_document_20_1">Titre document <text:span text:style-name="T3">1</text:span></text:p>
      <text:p text:style-name="P3"/>
      <text:h text:style-name="Titre_20_OS" text:outline-level="1">Titre OS</text:h>
      <text:p text:style-name="P3"/>
      <text:h text:style-name="Titre_20_OO" text:outline-level="2">Titre OO</text:h>
      <text:p text:style-name="P3"/>
      <text:h text:style-name="Titre_20_Action" text:outline-level="3">Titre Action</text:h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blocage">Santé-blocag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 draw:fill-image-width="0cm" draw:fill-image-height="0cm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 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6-09-28T16:15:49.162218341</dc:date>
    <meta:editing-duration>PT21H41M11S</meta:editing-duration>
    <meta:editing-cycles>199</meta:editing-cycles>
    <meta:generator>LibreOffice/5.1.4.2$Linux_X86_64 LibreOffice_project/10m0$Build-2</meta:generator>
    <dc:creator>sge</dc:creator>
    <meta:document-statistic meta:table-count="0" meta:image-count="0" meta:object-count="0" meta:page-count="1" meta:paragraph-count="11" meta:word-count="26" meta:character-count="154" meta:non-whitespace-character-count="142"/>
    <meta:user-defined meta:name="Info 1"/>
    <meta:user-defined meta:name="Info 2"/>
    <meta:user-defined meta:name="Info 3"/>
    <meta:user-defined meta:name="Info 4"/>
  </office:meta>
</office:document-meta>
</file>